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30" calcext:value-type="float">
            <text:p>30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" calcext:value-type="float">
            <text:p>0.5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1" calcext:value-type="float">
            <text:p>0.411</text:p>
          </table:table-cell>
          <table:table-cell office:value-type="float" office:value="8.833" calcext:value-type="float">
            <text:p>8.833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7" calcext:value-type="float">
            <text:p>0.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31" calcext:value-type="float">
            <text:p>0.431</text:p>
          </table:table-cell>
          <table:table-cell office:value-type="float" office:value="0.602" calcext:value-type="float">
            <text:p>0.6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797" calcext:value-type="float">
            <text:p>0.797</text:p>
          </table:table-cell>
          <table:table-cell office:value-type="float" office:value="0.633" calcext:value-type="float">
            <text:p>0.633</text:p>
          </table:table-cell>
          <table:table-cell office:value-type="float" office:value="21.417" calcext:value-type="float">
            <text:p>21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21" calcext:value-type="float">
            <text:p>0.421</text:p>
          </table:table-cell>
          <table:table-cell office:value-type="float" office:value="0.609" calcext:value-type="float">
            <text:p>0.60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71" calcext:value-type="float">
            <text:p>0.57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2" calcext:value-type="float">
            <text:p>0.2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7" calcext:value-type="float">
            <text:p>0.427</text:p>
          </table:table-cell>
          <table:table-cell office:value-type="float" office:value="0.596" calcext:value-type="float">
            <text:p>0.596</text:p>
          </table:table-cell>
          <table:table-cell office:value-type="float" office:value="0.719" calcext:value-type="float">
            <text:p>0.719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2" calcext:value-type="float">
            <text:p>0.362</text:p>
          </table:table-cell>
          <table:table-cell office:value-type="float" office:value="6.083" calcext:value-type="float">
            <text:p>6.083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3" calcext:value-type="float">
            <text:p>0.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3" calcext:value-type="float">
            <text:p>0.433</text:p>
          </table:table-cell>
          <table:table-cell office:value-type="float" office:value="8.667" calcext:value-type="float">
            <text:p>8.667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4" calcext:value-type="float">
            <text:p>0.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9" calcext:value-type="float">
            <text:p>0.629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6" calcext:value-type="float">
            <text:p>0.526</text:p>
          </table:table-cell>
          <table:table-cell office:value-type="float" office:value="11.917" calcext:value-type="float">
            <text:p>11.917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7" calcext:value-type="float">
            <text:p>0.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6" calcext:value-type="float">
            <text:p>0.746</text:p>
          </table:table-cell>
          <table:table-cell office:value-type="float" office:value="0.599" calcext:value-type="float">
            <text:p>0.5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" calcext:value-type="float">
            <text:p>0.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2" calcext:value-type="float">
            <text:p>0.672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3" calcext:value-type="float">
            <text:p>0.5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float" office:value="0.6" calcext:value-type="float">
            <text:p>0.6</text:p>
          </table:table-cell>
          <table:table-cell office:value-type="float" office:value="0.462" calcext:value-type="float">
            <text:p>0.462</text:p>
          </table:table-cell>
          <table:table-cell office:value-type="float" office:value="0.399" calcext:value-type="float">
            <text:p>0.399</text:p>
          </table:table-cell>
          <table:table-cell office:value-type="float" office:value="0.615" calcext:value-type="float">
            <text:p>0.615</text:p>
          </table:table-cell>
          <table:table-cell office:value-type="float" office:value="0.574" calcext:value-type="float">
            <text:p>0.574</text:p>
          </table:table-cell>
          <table:table-cell office:value-type="float" office:value="0.724" calcext:value-type="float">
            <text:p>0.724</text:p>
          </table:table-cell>
          <table:table-cell office:value-type="float" office:value="0.619" calcext:value-type="float">
            <text:p>0.619</text:p>
          </table:table-cell>
          <table:table-cell office:value-type="float" office:value="18.417" calcext:value-type="float">
            <text:p>18.417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float" office:value="0.9" calcext:value-type="float">
            <text:p>0.9</text:p>
          </table:table-cell>
          <table:table-cell office:value-type="float" office:value="0.645" calcext:value-type="float">
            <text:p>0.64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9" calcext:value-type="float">
            <text:p>0.49</text:p>
          </table:table-cell>
          <table:table-cell office:value-type="float" office:value="0.478" calcext:value-type="float">
            <text:p>0.47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" calcext:value-type="float">
            <text:p>0.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string" calcext:value-type="string">
            <text:p>Auto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9" calcext:value-type="float">
            <text:p>0.439</text:p>
          </table:table-cell>
          <table:table-cell office:value-type="float" office:value="0.585" calcext:value-type="float">
            <text:p>0.585</text:p>
          </table:table-cell>
          <table:table-cell office:value-type="float" office:value="0.618" calcext:value-type="float">
            <text:p>0.618</text:p>
          </table:table-cell>
          <table:table-cell office:value-type="float" office:value="0.266" calcext:value-type="float">
            <text:p>0.266</text:p>
          </table:table-cell>
          <table:table-cell office:value-type="float" office:value="0.368" calcext:value-type="float">
            <text:p>0.368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9" calcext:value-type="float">
            <text:p>0.9</text:p>
          </table:table-cell>
          <table:table-cell office:value-type="float" office:value="0.604" calcext:value-type="float">
            <text:p>0.60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2" calcext:value-type="float">
            <text:p>0.922</text:p>
          </table:table-cell>
          <table:table-cell office:value-type="float" office:value="0.627" calcext:value-type="float">
            <text:p>0.62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66.81pt" svg:y="105.25pt">
            <loext:p draw:notify-on-update-of-ranges="Sheet2.B2:Sheet2.B2 Sheet2.B3:Sheet2.B8 Sheet2.D2:Sheet2.D2 Sheet2.D3:Sheet2.D8 Sheet2.E2:Sheet2.E2 Sheet2.E3:Sheet2.E8 Sheet2.F2:Sheet2.F2 Sheet2.F3:Sheet2.F8 Sheet2.G2:Sheet2.G2 Sheet2.G3:Sheet2.G8 Sheet2.H2:Sheet2.H2 Sheet2.H3:Sheet2.H8 Sheet2.I2:Sheet2.I2 Sheet2.I3:Sheet2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table table:name="Sheet2_2" table:style-name="ta1">
        <table:shapes>
          <draw:frame draw:z-index="0" draw:style-name="gr1" draw:text-style-name="P1" svg:width="532.52pt" svg:height="255.26pt" svg:x="29.25pt" svg:y="39.17pt">
            <loext:p draw:notify-on-update-of-ranges="Sheet2_2.B3:Sheet2_2.B8 Sheet2_2.D2:Sheet2_2.D2 Sheet2_2.D3:Sheet2_2.D8 Sheet2_2.E2:Sheet2_2.E2 Sheet2_2.E3:Sheet2_2.E8 Sheet2_2.F2:Sheet2_2.F2 Sheet2_2.F3:Sheet2_2.F8 Sheet2_2.G2:Sheet2_2.G2 Sheet2_2.G3:Sheet2_2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2.52pt" svg:height="255.26pt" svg:x="534.87pt" svg:y="93.43pt">
            <loext:p draw:notify-on-update-of-ranges="Sheet2_2.B3:Sheet2_2.B8 Sheet2_2.D2:Sheet2_2.D2 Sheet2_2.D3:Sheet2_2.D8 Sheet2_2.E2:Sheet2_2.E2 Sheet2_2.E3:Sheet2_2.E8 Sheet2_2.F2:Sheet2_2.F2 Sheet2_2.F3:Sheet2_2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table table:name="Sheet2_2_2" table:style-name="ta1">
        <table:shapes>
          <draw:frame draw:z-index="0" draw:style-name="gr1" draw:text-style-name="P1" svg:width="575.57pt" svg:height="255.09pt" svg:x="161.6pt" svg:y="68.31pt">
            <loext:p draw:notify-on-update-of-ranges="Sheet2_2_2.B3:Sheet2_2_2.B8 Sheet2_2_2.D2:Sheet2_2_2.D2 Sheet2_2_2.D3:Sheet2_2_2.D8 Sheet2_2_2.E2:Sheet2_2_2.E2 Sheet2_2_2.E3:Sheet2_2_2.E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8:02:27.420312924</meta:creation-date>
    <dc:date>2018-03-21T18:30:23.915950479</dc:date>
    <meta:editing-duration>PT27M54S</meta:editing-duration>
    <meta:editing-cycles>6</meta:editing-cycles>
    <meta:generator>LibreOffice/5.2.7.2$Linux_X86_64 LibreOffice_project/20m0$Build-2</meta:generator>
    <meta:document-statistic meta:table-count="4" meta:cell-count="3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2.956cm" style:legend-expansion="high" chart:style-name="ch2"/>
        <chart:plot-area chart:style-name="ch3" table:cell-range-address="Sheet2.B2:Sheet2.B8 Sheet2.D2:Sheet2.I8" chart:data-source-has-labels="both" svg:x="0.32cm" svg:y="0.18cm" svg:width="13.309cm" svg:height="8.64cm">
          <chartooo:coordinate-region svg:x="1.047cm" svg:y="0.38cm" svg:width="12.582cm" svg:height="7.793cm"/>
          <chart:axis chart:dimension="x" chart:name="primary-x" chart:style-name="ch4" chartooo:axis-type="auto">
            <chartooo:date-scale/>
            <chart:categories table:cell-range-address="Sheet2.B3:Sheet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8" chart:label-cell-address="Sheet2.D2:Sheet2.D2" chart:class="chart:bar">
            <chart:data-point chart:repeated="6"/>
          </chart:series>
          <chart:series chart:style-name="ch8" chart:values-cell-range-address="Sheet2.E3:Sheet2.E8" chart:label-cell-address="Sheet2.E2:Sheet2.E2" chart:class="chart:bar">
            <chart:data-point chart:repeated="6"/>
          </chart:series>
          <chart:series chart:style-name="ch9" chart:values-cell-range-address="Sheet2.F3:Sheet2.F8" chart:label-cell-address="Sheet2.F2:Sheet2.F2" chart:class="chart:bar">
            <chart:data-point chart:repeated="6"/>
          </chart:series>
          <chart:series chart:style-name="ch10" chart:values-cell-range-address="Sheet2.G3:Sheet2.G8" chart:label-cell-address="Sheet2.G2:Sheet2.G2" chart:class="chart:bar">
            <chart:data-point chart:repeated="6"/>
          </chart:series>
          <chart:series chart:style-name="ch11" chart:values-cell-range-address="Sheet2.H3:Sheet2.H8" chart:label-cell-address="Sheet2.H2:Sheet2.H2" chart:class="chart:bar">
            <chart:data-point chart:repeated="6"/>
          </chart:series>
          <chart:series chart:style-name="ch12" chart:values-cell-range-address="Sheet2.I3:Sheet2.I8" chart:label-cell-address="Sheet2.I2:Sheet2.I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.D2:Sheet2.D2</svg:desc>
                </draw:g>
              </table:table-cell>
              <table:table-cell office:value-type="string">
                <text:p>WinDiff</text:p>
                <draw:g>
                  <svg:desc>Sheet2.E2:Sheet2.E2</svg:desc>
                </draw:g>
              </table:table-cell>
              <table:table-cell office:value-type="string">
                <text:p>Acurcia</text:p>
                <draw:g>
                  <svg:desc>Sheet2.F2:Sheet2.F2</svg:desc>
                </draw:g>
              </table:table-cell>
              <table:table-cell office:value-type="string">
                <text:p>Preciso</text:p>
                <draw:g>
                  <svg:desc>Sheet2.G2:Sheet2.G2</svg:desc>
                </draw:g>
              </table:table-cell>
              <table:table-cell office:value-type="string">
                <text:p>Revocao</text:p>
                <draw:g>
                  <svg:desc>Sheet2.H2:Sheet2.H2</svg:desc>
                </draw:g>
              </table:table-cell>
              <table:table-cell office:value-type="string">
                <text:p>F 1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.B3:Sheet2.B8</svg:desc>
                </draw:g>
              </table:table-cell>
              <table:table-cell office:value-type="float" office:value="0.45">
                <text:p>0.45</text:p>
                <draw:g>
                  <svg:desc>Sheet2.D3:Sheet2.D8</svg:desc>
                </draw:g>
              </table:table-cell>
              <table:table-cell office:value-type="float" office:value="0.435">
                <text:p>0.435</text:p>
                <draw:g>
                  <svg:desc>Sheet2.E3:Sheet2.E8</svg:desc>
                </draw:g>
              </table:table-cell>
              <table:table-cell office:value-type="float" office:value="0.596">
                <text:p>0.596</text:p>
                <draw:g>
                  <svg:desc>Sheet2.F3:Sheet2.F8</svg:desc>
                </draw:g>
              </table:table-cell>
              <table:table-cell office:value-type="float" office:value="0.696">
                <text:p>0.696</text:p>
                <draw:g>
                  <svg:desc>Sheet2.G3:Sheet2.G8</svg:desc>
                </draw:g>
              </table:table-cell>
              <table:table-cell office:value-type="float" office:value="0.275">
                <text:p>0.275</text:p>
                <draw:g>
                  <svg:desc>Sheet2.H3:Sheet2.H8</svg:desc>
                </draw:g>
              </table:table-cell>
              <table:table-cell office:value-type="float" office:value="0.373">
                <text:p>0.373</text:p>
                <draw:g>
                  <svg:desc>Sheet2.I3:Sheet2.I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  <table:table-cell office:value-type="float" office:value="0.607">
                <text:p>0.607</text:p>
              </table:table-cell>
              <table:table-cell office:value-type="float" office:value="0.655">
                <text:p>0.655</text:p>
              </table:table-cell>
              <table:table-cell office:value-type="float" office:value="0.376">
                <text:p>0.376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  <table:table-cell office:value-type="float" office:value="0.603">
                <text:p>0.603</text:p>
              </table:table-cell>
              <table:table-cell office:value-type="float" office:value="0.588">
                <text:p>0.588</text:p>
              </table:table-cell>
              <table:table-cell office:value-type="float" office:value="0.59">
                <text:p>0.59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479">
                <text:p>0.47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  <table:table-cell office:value-type="float" office:value="0.594">
                <text:p>0.594</text:p>
              </table:table-cell>
              <table:table-cell office:value-type="float" office:value="0.565">
                <text:p>0.565</text:p>
              </table:table-cell>
              <table:table-cell office:value-type="float" office:value="0.608">
                <text:p>0.608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  <table:table-cell office:value-type="float" office:value="0.506">
                <text:p>0.506</text:p>
              </table:table-cell>
              <table:table-cell office:value-type="float" office:value="0.488">
                <text:p>0.488</text:p>
              </table:table-cell>
              <table:table-cell office:value-type="float" office:value="1">
                <text:p>1</text:p>
              </table:table-cell>
              <table:table-cell office:value-type="float" office:value="0.638">
                <text:p>0.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87cm" svg:height="9.006cm" xlink:href=".." xlink:type="simple" chart:class="chart:bar" chart:style-name="ch1">
        <chart:legend chart:legend-position="end" svg:x="16.868cm" svg:y="3.457cm" style:legend-expansion="high" chart:style-name="ch2"/>
        <chart:plot-area chart:style-name="ch3" table:cell-range-address="Sheet2_2.B3:Sheet2_2.B8 Sheet2_2.D2:Sheet2_2.G8" chart:data-source-has-labels="both" svg:x="0.375cm" svg:y="0.18cm" svg:width="16.118cm" svg:height="8.646cm">
          <chartooo:coordinate-region svg:x="1.102cm" svg:y="0.379cm" svg:width="15.391cm" svg:height="7.8cm"/>
          <chart:axis chart:dimension="x" chart:name="primary-x" chart:style-name="ch4" chartooo:axis-type="auto">
            <chartooo:date-scale/>
            <chart:categories table:cell-range-address="Sheet2_2.B3:Sheet2_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D3:Sheet2_2.D8" chart:label-cell-address="Sheet2_2.D2:Sheet2_2.D2" chart:class="chart:bar">
            <chart:data-point chart:repeated="6"/>
          </chart:series>
          <chart:series chart:style-name="ch8" chart:values-cell-range-address="Sheet2_2.E3:Sheet2_2.E8" chart:label-cell-address="Sheet2_2.E2:Sheet2_2.E2" chart:class="chart:bar">
            <chart:data-point chart:repeated="6"/>
          </chart:series>
          <chart:series chart:style-name="ch9" chart:values-cell-range-address="Sheet2_2.F3:Sheet2_2.F8" chart:label-cell-address="Sheet2_2.F2:Sheet2_2.F2" chart:class="chart:bar">
            <chart:data-point chart:repeated="6"/>
          </chart:series>
          <chart:series chart:style-name="ch10" chart:values-cell-range-address="Sheet2_2.G3:Sheet2_2.G8" chart:label-cell-address="Sheet2_2.G2:Sheet2_2.G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_2.D2:Sheet2_2.D2</svg:desc>
                </draw:g>
              </table:table-cell>
              <table:table-cell office:value-type="string">
                <text:p>WinDiff</text:p>
                <draw:g>
                  <svg:desc>Sheet2_2.E2:Sheet2_2.E2</svg:desc>
                </draw:g>
              </table:table-cell>
              <table:table-cell office:value-type="string">
                <text:p>Acurcia</text:p>
                <draw:g>
                  <svg:desc>Sheet2_2.F2:Sheet2_2.F2</svg:desc>
                </draw:g>
              </table:table-cell>
              <table:table-cell office:value-type="string">
                <text:p>Preciso</text:p>
                <draw:g>
                  <svg:desc>Sheet2_2.G2:Sheet2_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_2.B3:Sheet2_2.B8</svg:desc>
                </draw:g>
              </table:table-cell>
              <table:table-cell office:value-type="float" office:value="0.45">
                <text:p>0.45</text:p>
                <draw:g>
                  <svg:desc>Sheet2_2.D3:Sheet2_2.D8</svg:desc>
                </draw:g>
              </table:table-cell>
              <table:table-cell office:value-type="float" office:value="0.435">
                <text:p>0.435</text:p>
                <draw:g>
                  <svg:desc>Sheet2_2.E3:Sheet2_2.E8</svg:desc>
                </draw:g>
              </table:table-cell>
              <table:table-cell office:value-type="float" office:value="0.596">
                <text:p>0.596</text:p>
                <draw:g>
                  <svg:desc>Sheet2_2.F3:Sheet2_2.F8</svg:desc>
                </draw:g>
              </table:table-cell>
              <table:table-cell office:value-type="float" office:value="0.696">
                <text:p>0.696</text:p>
                <draw:g>
                  <svg:desc>Sheet2_2.G3:Sheet2_2.G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  <table:table-cell office:value-type="float" office:value="0.607">
                <text:p>0.60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  <table:table-cell office:value-type="float" office:value="0.603">
                <text:p>0.603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  <table:table-cell office:value-type="float" office:value="0.594">
                <text:p>0.59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  <table:table-cell office:value-type="float" office:value="0.506">
                <text:p>0.506</text:p>
              </table:table-cell>
              <table:table-cell office:value-type="float" office:value="0.488">
                <text:p>0.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6cm" svg:height="9cm" xlink:href=".." xlink:type="simple" chart:class="chart:bar" chart:style-name="ch1">
        <chart:legend chart:legend-position="end" svg:x="18.493cm" svg:y="3.952cm" style:legend-expansion="high" chart:style-name="ch2"/>
        <chart:plot-area chart:style-name="ch3" table:cell-range-address="Sheet2_2_2.B3:Sheet2_2_2.B8 Sheet2_2_2.D2:Sheet2_2_2.E8" chart:data-source-has-labels="both" svg:x="0.406cm" svg:y="0.18cm" svg:width="17.681cm" svg:height="8.64cm">
          <chartooo:coordinate-region svg:x="1.133cm" svg:y="0.379cm" svg:width="16.954cm" svg:height="7.794cm"/>
          <chart:axis chart:dimension="x" chart:name="primary-x" chart:style-name="ch4" chartooo:axis-type="auto">
            <chartooo:date-scale/>
            <chart:categories table:cell-range-address="Sheet2_2_2.B3:Sheet2_2_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_2.D3:Sheet2_2_2.D8" chart:label-cell-address="Sheet2_2_2.D2:Sheet2_2_2.D2" chart:class="chart:bar">
            <chart:data-point chart:repeated="6"/>
          </chart:series>
          <chart:series chart:style-name="ch8" chart:values-cell-range-address="Sheet2_2_2.E3:Sheet2_2_2.E8" chart:label-cell-address="Sheet2_2_2.E2:Sheet2_2_2.E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_2_2.D2:Sheet2_2_2.D2</svg:desc>
                </draw:g>
              </table:table-cell>
              <table:table-cell office:value-type="string">
                <text:p>WinDiff</text:p>
                <draw:g>
                  <svg:desc>Sheet2_2_2.E2:Sheet2_2_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_2_2.B3:Sheet2_2_2.B8</svg:desc>
                </draw:g>
              </table:table-cell>
              <table:table-cell office:value-type="float" office:value="0.45">
                <text:p>0.45</text:p>
                <draw:g>
                  <svg:desc>Sheet2_2_2.D3:Sheet2_2_2.D8</svg:desc>
                </draw:g>
              </table:table-cell>
              <table:table-cell office:value-type="float" office:value="0.435">
                <text:p>0.435</text:p>
                <draw:g>
                  <svg:desc>Sheet2_2_2.E3:Sheet2_2_2.E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87cm" svg:height="9.006cm" xlink:href=".." xlink:type="simple" chart:class="chart:bar" chart:style-name="ch1">
        <chart:legend chart:legend-position="end" svg:x="16.868cm" svg:y="3.706cm" style:legend-expansion="high" chart:style-name="ch2"/>
        <chart:plot-area chart:style-name="ch3" table:cell-range-address="Sheet2_2.B3:Sheet2_2.B8 Sheet2_2.D2:Sheet2_2.F8" chart:data-source-has-labels="both" svg:x="0.375cm" svg:y="0.18cm" svg:width="16.118cm" svg:height="8.646cm">
          <chartooo:coordinate-region svg:x="1.102cm" svg:y="0.379cm" svg:width="15.391cm" svg:height="7.8cm"/>
          <chart:axis chart:dimension="x" chart:name="primary-x" chart:style-name="ch4" chartooo:axis-type="auto">
            <chartooo:date-scale/>
            <chart:categories table:cell-range-address="Sheet2_2.B3:Sheet2_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D3:Sheet2_2.D8" chart:label-cell-address="Sheet2_2.D2:Sheet2_2.D2" chart:class="chart:bar">
            <chart:data-point chart:repeated="6"/>
          </chart:series>
          <chart:series chart:style-name="ch8" chart:values-cell-range-address="Sheet2_2.E3:Sheet2_2.E8" chart:label-cell-address="Sheet2_2.E2:Sheet2_2.E2" chart:class="chart:bar">
            <chart:data-point chart:repeated="6"/>
          </chart:series>
          <chart:series chart:style-name="ch9" chart:values-cell-range-address="Sheet2_2.F3:Sheet2_2.F8" chart:label-cell-address="Sheet2_2.F2:Sheet2_2.F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_2.D2:Sheet2_2.D2</svg:desc>
                </draw:g>
              </table:table-cell>
              <table:table-cell office:value-type="string">
                <text:p>WinDiff</text:p>
                <draw:g>
                  <svg:desc>Sheet2_2.E2:Sheet2_2.E2</svg:desc>
                </draw:g>
              </table:table-cell>
              <table:table-cell office:value-type="string">
                <text:p>Acurcia</text:p>
                <draw:g>
                  <svg:desc>Sheet2_2.F2:Sheet2_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_2.B3:Sheet2_2.B8</svg:desc>
                </draw:g>
              </table:table-cell>
              <table:table-cell office:value-type="float" office:value="0.45">
                <text:p>0.45</text:p>
                <draw:g>
                  <svg:desc>Sheet2_2.D3:Sheet2_2.D8</svg:desc>
                </draw:g>
              </table:table-cell>
              <table:table-cell office:value-type="float" office:value="0.435">
                <text:p>0.435</text:p>
                <draw:g>
                  <svg:desc>Sheet2_2.E3:Sheet2_2.E8</svg:desc>
                </draw:g>
              </table:table-cell>
              <table:table-cell office:value-type="float" office:value="0.596">
                <text:p>0.596</text:p>
                <draw:g>
                  <svg:desc>Sheet2_2.F3:Sheet2_2.F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  <table:table-cell office:value-type="float" office:value="0.506">
                <text:p>0.5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